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font-name="Arial" fo:font-size="11pt" style:text-underline-style="solid" style:text-underline-width="auto" style:text-underline-color="font-color" style:font-size-asian="11pt" style:font-size-complex="11pt"/>
    </style:style>
    <style:style style:name="P3" style:family="paragraph" style:parent-style-name="Standard">
      <style:text-properties style:font-name="Times New Roman" fo:font-size="10pt" style:text-underline-style="none" style:font-size-asian="10pt" style:font-size-complex="10pt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1pt" style:text-underline-style="none" style:font-size-asian="11pt" style:font-size-complex="11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 1</text:p>
      <text:p text:style-name="P3">16 Novembre 1777</text:p>
      <text:p text:style-name="P3">Mariage</text:p>
      <text:p text:style-name="P3">Par devant les notaires roiaux gardes notes</text:p>
      <text:p text:style-name="P3"/>
      <text:p text:style-name="P3">A Chartres soussignés furent présents Alexandre PETIT peintre doreur demeurant à Chartres au bas de la rue Muret ….. <text:s/>(paroisse saint : psse saint) André Homme, veuf <text:s/>d'une part</text:p>
      <text:p text:style-name="P3">Et Louise CROSNIER fille majeure de défunt Jean CROSNIER Bordager et de Louise HENRY ses père et mère demeurant aussi …... même rue Muret Paroisse Saint André d'autre part.</text:p>
      <text:p text:style-name="P3">Lesquelles (partyes?) futurs époux en la présence du consentement … de la part du futur époux de Sr Etienne Legrand marchand quincailler...... … paroisse Saint Marin ….</text:p>
      <text:p text:style-name="P3">Et de la part de la future épouse Jean Joseph LAMMONIER Tailleur d'habits demeurant à Chartres …. paroisse ….. ….. ….... ….. de Louise HENRY veuve de Jean CROSNIER Bordager ….. mere de la future </text:p>
      <text:p text:style-name="P3"/>
      <text:p text:style-name="P3"/>
      <text:p text:style-name="P1">Page 2</text:p>
      <text:p text:style-name="P2"/>
      <text:p text:style-name="P2"/>
      <text:p text:style-name="P2"/>
      <text:p text:style-name="P1"><text:span text:style-name="T1"/></text:p>
      <text:p text:style-name="P1">Page 3</text:p>
      <text:p text:style-name="P2"/>
      <text:p text:style-name="P2"/>
      <text:p text:style-name="P2"/>
      <text:p text:style-name="P1"><text:span text:style-name="T1"/></text:p>
      <text:p text:style-name="P1">Page 4</text:p>
      <text:p text:style-name="P2"/>
      <text:p text:style-name="P2"/>
      <text:p text:style-name="P2"/>
      <text:p text:style-name="P1"><text:span text:style-name="T1"/></text:p>
      <text:p text:style-name="P1">Page 5</text:p>
      <text:p text:style-name="P2"/>
      <text:p text:style-name="P2"/>
      <text:p text:style-name="P2"/>
      <text:p text:style-name="P1"><text:span text:style-name="T1"/></text:p>
      <text:p text:style-name="P1">Page 6</text:p>
      <text:p text:style-name="P2"/>
      <text:p text:style-name="P2"/>
      <text:p text:style-name="P2"/>
      <text:p text:style-name="P1"><text:span text:style-name="T1"/></text:p>
      <text:p text:style-name="P1">Page 7</text:p>
      <text:p text:style-name="P2"/>
      <text:p text:style-name="P2"/>
      <text:p text:style-name="P2"/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F PARNEIX</meta:initial-creator>
    <meta:creation-date>2023-11-16T15:45:50.29</meta:creation-date>
    <meta:generator>OpenOffice/4.1.7$Win32 OpenOffice.org_project/417m1$Build-9800</meta:generator>
    <dc:date>2023-11-16T17:40:23.32</dc:date>
    <dc:creator>JF PARNEIX</dc:creator>
    <meta:editing-duration>PT1H54M25S</meta:editing-duration>
    <meta:editing-cycles>17</meta:editing-cycles>
    <meta:document-statistic meta:table-count="0" meta:image-count="0" meta:object-count="0" meta:page-count="1" meta:paragraph-count="14" meta:word-count="145" meta:character-count="820"/>
  </office:meta>
</office:document-meta>
</file>